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122" officeooo:paragraph-rsid="000ba122"/>
    </style:style>
    <style:style style:name="P2" style:family="paragraph" style:parent-style-name="Standard">
      <style:text-properties officeooo:paragraph-rsid="000d4181"/>
    </style:style>
    <style:style style:name="P3" style:family="paragraph" style:parent-style-name="Standard">
      <style:text-properties officeooo:rsid="000f7914" officeooo:paragraph-rsid="000f7914"/>
    </style:style>
    <style:style style:name="T1" style:family="text">
      <style:text-properties officeooo:rsid="000d4181"/>
    </style:style>
    <style:style style:name="T2" style:family="text">
      <style:text-properties officeooo:rsid="000f79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</text:p>
      <text:p text:style-name="P1">P<text:span text:style-name="T2">arallell in time algorithm</text:span> <text:span text:style-name="T2">for</text:span> optimal control with PDE constraints</text:p>
      <text:p text:style-name="P1"/>
      <text:p text:style-name="P1"/>
      <text:p text:style-name="P1">Description:</text:p>
      <text:p text:style-name="P2"/>
      <text:p text:style-name="P3">Minimizing the functional requires us to differentiate with respect to the control, and one can show that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hune</meta:initial-creator>
    <meta:creation-date>2016-04-28T14:28:56.263909734</meta:creation-date>
    <dc:date>2016-04-28T19:01:33.231393757</dc:date>
    <meta:editing-duration>PT20M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29" meta:character-count="193" meta:non-whitespace-character-count="166"/>
  </office:meta>
</office:document-meta>
</file>